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istema STR-WEB: Módulos, Sistemas e Mensagens</text:h>
      <text:p text:style-name="Text_20_body"><text:span text:style-name="Emphasis">Análise baseada no Manual de Acesso, Catálogo de Serviços do SFN.</text:span></text:p>
      <text:p text:style-name="Text_20_body"><text:span text:style-name="Emphasis"/></text:p>
      <text:h text:style-name="Heading_20_3" text:outline-level="3"><text:span text:style-name="Emphasis">1. Operações e Transações</text:span></text:h>
      <text:p text:style-name="P1">O motor do sistema: envio de ordens, confirmação de operações e execução de transações estruturadas como Redesconto e LPI.</text:p>
      <text:h text:style-name="P2" text:outline-level="3">2. Monitoramento e Consultas</text:h>
      <text:p text:style-name="P1">A visão em tempo real do mercado: consulta de extratos, saldos, posições em títulos e status de todas as transações.</text:p>
      <text:h text:style-name="P2" text:outline-level="3">3. Administração e Segurança</text:h>
      <text:p text:style-name="P1">A camada de governança: gestão de usuários, perfis de acesso, trilhas de auditoria e o crucial modo de contingência.</text:p>
      <text:h text:style-name="P2" text:outline-level="3">4. Informações Gerais</text:h>
      <text:p text:style-name="P1">O portal de comunicação: painel de avisos do Banco Central e consulta aos horários de funcionamento dos sistemas.</text:p>
      <text:p text:style-name="Text_20_body"><text:span text:style-name="Emphasis"/></text:p>
      <text:h text:style-name="Heading_20_2" text:outline-level="2">Visão Funcional por Módulos</text:h>
      <text:h text:style-name="Heading_20_3" text:outline-level="3">Módulo de Operações e Transações</text:h>
      <text:p text:style-name="Text_20_body">Responsável pela execução de transferências, operações financeiras e gestão de mensagens com os sistemas do SFN.</text:p>
      <text:list text:style-name="L1">
        <text:list-item>
          <text:p text:style-name="P3"><text:span text:style-name="Strong_20_Emphasis">Envio de Ordens e Mensagens:</text:span> Permite a criação e o envio de mensagens financeiras e administrativas para os diversos sistemas integrados.</text:p>
        </text:list-item>
        <text:list-item>
          <text:p text:style-name="P3"><text:span text:style-name="Strong_20_Emphasis">Confirmação de Operações (Dupla Alçada):</text:span> Exige que uma transação criada por um operador seja confirmada por um segundo usuário (Responsável) antes do envio.</text:p>
        </text:list-item>
        <text:list-item>
          <text:p text:style-name="P3"><text:span text:style-name="Strong_20_Emphasis">Operações Estruturadas:</text:span> Contempla funcionalidades para operações específicas como Redesconto, Mecir e LPI.</text:p>
        </text:list-item>
      </text:list>
      <text:h text:style-name="Heading_20_3" text:outline-level="3">Módulo de Monitoramento e Consultas</text:h>
      <text:p text:style-name="Text_20_body">Centraliza todas as ferramentas de visualização para acompanhamento de saldos, extratos, posições e status de operações em tempo real.</text:p>
      <text:list text:style-name="L2">
        <text:list-item>
          <text:p text:style-name="P4"><text:soft-page-break/><text:span text:style-name="Strong_20_Emphasis">Extratos e Saldos:</text:span> Consulta a contas de liquidação (STR), pagamentos instantâneos (SPI/SME) e compulsório.</text:p>
        </text:list-item>
        <text:list-item>
          <text:p text:style-name="P4"><text:span text:style-name="Strong_20_Emphasis">Acompanhamento de Lançamentos:</text:span> Monitoramento de transações não efetivadas (pendentes, com erro, agendadas, etc.).</text:p>
        </text:list-item>
        <text:list-item>
          <text:p text:style-name="P4"><text:span text:style-name="Strong_20_Emphasis">Posições e Resultados:</text:span> Consulta de posições em títulos (Selic) e resultados de liquidação de câmaras (Clearing).</text:p>
        </text:list-item>
      </text:list>
      <text:h text:style-name="Heading_20_3" text:outline-level="3">Módulo de Administração e Segurança</text:h>
      <text:p text:style-name="Text_20_body">Contém as funcionalidades de gestão de acesso, auditoria e configurações operacionais.</text:p>
      <text:list text:style-name="L3">
        <text:list-item>
          <text:p text:style-name="P5"><text:span text:style-name="Strong_20_Emphasis">Gestão de Usuários e Perfis:</text:span> Administra perfis (Operador, Responsável) e permissões.</text:p>
        </text:list-item>
        <text:list-item>
          <text:p text:style-name="P5"><text:span text:style-name="Strong_20_Emphasis">Auditoria:</text:span> Garante o registro e a consulta da trilha de auditoria de todas as ações.</text:p>
        </text:list-item>
        <text:list-item>
          <text:p text:style-name="P5"><text:span text:style-name="Strong_20_Emphasis">Gestão de Contingência:</text:span> Permite ativar/desativar o modo de operação via internet em caso de falha na RSFN.</text:p>
        </text:list-item>
      </text:list>
      <text:h text:style-name="Heading_20_3" text:outline-level="3">Módulo de Informações Gerais</text:h>
      <text:p text:style-name="Text_20_body">Portal de informações, avisos e parâmetros operacionais.</text:p>
      <text:list text:style-name="L4">
        <text:list-item>
          <text:p text:style-name="P6"><text:span text:style-name="Strong_20_Emphasis">Horários do Sistema:</text:span> Exibição das grades horárias de funcionamento dos sistemas.</text:p>
        </text:list-item>
        <text:list-item>
          <text:p text:style-name="P6"><text:span text:style-name="Strong_20_Emphasis">Painel de Avisos:</text:span> Canal de comunicação para comunicados e alertas do Banco Central.</text:p>
        </text:list-item>
      </text:list>
      <text:h text:style-name="Heading_20_2" text:outline-level="2">Grupos de Serviços do SFN</text:h>
      <text:p text:style-name="Text_20_body">Esta seção detalha os principais serviços acessíveis via STR-WEB, organizados pelos grupos oficiais do Catálogo do SFN.</text:p>
      <text:h text:style-name="Heading_20_3" text:outline-level="3"><text:span text:style-name="Strong_20_Emphasis">STR – Sistema de Transferência de Reservas</text:span></text:h>
      <text:list text:style-name="L5">
        <text:list-item>
          <text:p text:style-name="P7"><text:span text:style-name="Strong_20_Emphasis">Descrição:</text:span> O sistema central para liquidação final e irrevogável de transferências de fundos entre os participantes do SFN, em tempo real. É o núcleo do SPB.</text:p>
        </text:list-item>
      </text:list>
      <text:h text:style-name="Heading_20_3" text:outline-level="3"><text:span text:style-name="Strong_20_Emphasis">SEL – Sistema Especial de Liquidação e Custódia – Selic</text:span></text:h>
      <text:list text:style-name="L6">
        <text:list-item>
          <text:p text:style-name="P8"><text:span text:style-name="Strong_20_Emphasis">Descrição:</text:span> Processa o registro, a custódia e a liquidação de operações com títulos públicos federais. As mensagens deste grupo são iniciadas por <text:span text:style-name="Source_20_Text">SLB</text:span>.</text:p>
        </text:list-item>
      </text:list>
      <text:h text:style-name="Heading_20_3" text:outline-level="3"><text:span text:style-name="Strong_20_Emphasis">SME – Sistema de Pagamentos Relacionados a Moeda Eletrônica (PIX)</text:span></text:h>
      <text:list text:style-name="L7">
        <text:list-item>
          <text:p text:style-name="P9"><text:span text:style-name="Strong_20_Emphasis">Descrição:</text:span> Infraestrutura centralizada que liquida as transações do Pix (identificado como SME no STR) entre os participantes de forma instantânea, 24x7.</text:p>
        </text:list-item>
      </text:list>
      <text:h text:style-name="Heading_20_3" text:outline-level="3"><text:span text:style-name="Strong_20_Emphasis">RDC – Redesconto do Banco Central</text:span></text:h>
      <text:list text:style-name="L8">
        <text:list-item>
          <text:p text:style-name="P10"><text:span text:style-name="Strong_20_Emphasis">Descrição:</text:span> Sistema para operações de empréstimo de liquidez (de última instância) concedidas pelo Banco Central às instituições financeiras.</text:p>
        </text:list-item>
      </text:list>
      <text:h text:style-name="Heading_20_3" text:outline-level="3"><text:soft-page-break/><text:span text:style-name="Strong_20_Emphasis">RCO – Recolhimento Compulsório</text:span></text:h>
      <text:list text:style-name="L9">
        <text:list-item>
          <text:p text:style-name="P11"><text:span text:style-name="Strong_20_Emphasis">Descrição:</text:span> Serviços relacionados à apuração e movimentação de recursos do recolhimento compulsório.</text:p>
        </text:list-item>
      </text:list>
      <text:h text:style-name="Heading_20_3" text:outline-level="3"><text:span text:style-name="Strong_20_Emphasis">CMP – Serviços de Liquidação da COMPE</text:span></text:h>
      <text:list text:style-name="L10">
        <text:list-item>
          <text:p text:style-name="P12"><text:span text:style-name="Strong_20_Emphasis">Descrição:</text:span> Serviços para liquidação dos resultados da COMPE (Sistema de Compensação de Cheques e Outros Papéis).</text:p>
        </text:list-item>
      </text:list>
      <text:h text:style-name="Heading_20_3" text:outline-level="3"><text:span text:style-name="Strong_20_Emphasis">CIR – Meio Circulante – Mecir</text:span></text:h>
      <text:list text:style-name="L11">
        <text:list-item>
          <text:p text:style-name="P13"><text:span text:style-name="Strong_20_Emphasis">Descrição:</text:span> Serviços relativos ao saneamento do meio circulante (tratamento de numerário) e operações do Mecir.</text:p>
        </text:list-item>
      </text:list>
      <text:h text:style-name="Heading_20_3" text:outline-level="3"><text:span text:style-name="Strong_20_Emphasis">LPI – Serviços para Liquidez em Conta Pagamentos Instantâneos</text:span></text:h>
      <text:list text:style-name="L12">
        <text:list-item>
          <text:p text:style-name="P14"><text:span text:style-name="Strong_20_Emphasis">Descrição:</text:span> Permite que participantes indiretos do SPI solicitem a movimentação de fundos na Conta PI de seu liquidante direto no STR.</text:p>
        </text:list-item>
      </text:list>
      <text:h text:style-name="Heading_20_3" text:outline-level="3"><text:span text:style-name="Strong_20_Emphasis">LFL – Linhas Financeiras de Liquidez</text:span></text:h>
      <text:list text:style-name="L13">
        <text:list-item>
          <text:p text:style-name="P15"><text:span text:style-name="Strong_20_Emphasis">Descrição:</text:span> Serviços para contratação e liquidação de operações com as Linhas Financeiras de Liquidez disponibilizadas pelo Banco Central.</text:p>
        </text:list-item>
      </text:list>
      <text:h text:style-name="Heading_20_3" text:outline-level="3"><text:span text:style-name="Strong_20_Emphasis">SLB – Sistema de Lançamentos do Banco Central</text:span></text:h>
      <text:list text:style-name="L14">
        <text:list-item>
          <text:p text:style-name="P16"><text:span text:style-name="Strong_20_Emphasis">Descrição:</text:span> Grupo de mensagens utilizado pelo Banco Central para realizar lançamentos diversos nas contas dos participantes, não iniciados por eles.</text:p>
        </text:list-item>
      </text:list>
      <text:h text:style-name="Heading_20_3" text:outline-level="3"><text:span text:style-name="Strong_20_Emphasis">SML – Sistema de Pagamentos em Moedas Locais</text:span></text:h>
      <text:list text:style-name="L15">
        <text:list-item>
          <text:p text:style-name="P17"><text:span text:style-name="Strong_20_Emphasis">Descrição:</text:span> Sistema que permite a realização de pagamentos e transferências internacionais em moedas locais entre países conveniados (ex: Brasil-Argentina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7T17:01:32.017000000</meta:creation-date>
    <dc:date>2025-06-17T17:30:59.962000000</dc:date>
    <meta:editing-duration>PT19M17S</meta:editing-duration>
    <meta:editing-cycles>1</meta:editing-cycles>
    <meta:document-statistic meta:table-count="0" meta:image-count="0" meta:object-count="0" meta:page-count="3" meta:paragraph-count="54" meta:word-count="671" meta:character-count="4527" meta:non-whitespace-character-count="3919"/>
    <meta:generator>LibreOffice/24.8.6.2$Windows_X86_64 LibreOffice_project/6d98ba145e9a8a39fc57bcc76981d1fb1316c60c</meta:generator>
  </office:meta>
</office:document-meta>
</file>